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10cm" svg:height="1.75cm" svg:x="6cm" svg:y="1.75cm">
          <text:p text:style-name="P1">Action of user (change button state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0cm" svg:height="1.75cm" svg:x="6cm" svg:y="4.75cm">
          <text:p text:style-name="P1">Event known hand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0cm" svg:height="1.75cm" svg:x="6cm" svg:y="7.75cm">
          <text:p text:style-name="P1">Handler</text:p>
          <text:p text:style-name="P1">Know function «action» nam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0cm" svg:height="1.75cm" svg:x="6cm" svg:y="10.75cm">
          <text:p text:style-name="P1">Function «action»(param) of object</text:p>
          <text:p text:style-name="P1">param = 0.0...1.0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cm" svg:y1="3.5cm" svg:x2="11cm" svg:y2="4.75cm" draw:start-shape="id1" draw:start-glue-point="2" draw:end-shape="id2" draw:end-glue-point="0" svg:d="m11000 3500v1250">
          <text:p/>
        </draw:connector>
        <draw:connector draw:style-name="gr2" draw:text-style-name="P1" draw:layer="layout" draw:type="line" svg:x1="11cm" svg:y1="6.5cm" svg:x2="11cm" svg:y2="7.75cm" draw:start-shape="id2" draw:start-glue-point="2" draw:end-shape="id3" draw:end-glue-point="0" svg:d="m11000 6500v1250">
          <text:p/>
        </draw:connector>
        <draw:connector draw:style-name="gr2" draw:text-style-name="P1" draw:layer="layout" draw:type="line" svg:x1="11cm" svg:y1="9.5cm" svg:x2="11cm" svg:y2="10.75cm" draw:start-shape="id3" draw:start-glue-point="2" draw:end-shape="id4" draw:end-glue-point="0" svg:d="m11000 9500v1250">
          <text:p/>
        </draw:connector>
        <draw:custom-shape draw:style-name="gr1" draw:text-style-name="P1" xml:id="id5" draw:id="id5" draw:layer="layout" svg:width="18cm" svg:height="1.75cm" svg:x="1.5cm" svg:y="18.25cm">
          <text:p text:style-name="P1">Object init — create and registring handlers</text:p>
          <text:p text:style-name="P1">on self action funct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cm" svg:height="1.75cm" svg:x="4.25cm" svg:y="21.75cm">
          <text:p text:style-name="P1">Roll front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cm" svg:height="1.75cm" svg:x="7.5cm" svg:y="21.75cm">
          <text:p text:style-name="P1">Roll back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cm" svg:height="1.75cm" svg:x="10.75cm" svg:y="21.75cm">
          <text:p text:style-name="P1">Camera</text:p>
          <text:p text:style-name="P1">Turn left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cm" svg:height="1.75cm" svg:x="14cm" svg:y="21.75cm">
          <text:p text:style-name="P1">Camera</text:p>
          <text:p text:style-name="P1">Turn righ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cm" svg:y1="20cm" svg:x2="5.75cm" svg:y2="21.75cm" draw:start-shape="id5" draw:start-glue-point="2" draw:end-shape="id6" draw:end-glue-point="0" svg:d="m10500 20000v875h-4750v875">
          <text:p/>
        </draw:connector>
        <draw:connector draw:style-name="gr2" draw:text-style-name="P1" draw:layer="layout" svg:x1="10.5cm" svg:y1="20cm" svg:x2="9cm" svg:y2="21.75cm" draw:start-shape="id5" draw:end-shape="id7" draw:end-glue-point="0" svg:d="m10500 20000v875h-1500v875">
          <text:p/>
        </draw:connector>
        <draw:connector draw:style-name="gr2" draw:text-style-name="P1" draw:layer="layout" svg:x1="10.5cm" svg:y1="20cm" svg:x2="12.25cm" svg:y2="21.75cm" draw:start-shape="id5" draw:start-glue-point="2" draw:end-shape="id8" draw:end-glue-point="0" svg:d="m10500 20000v875h1750v875">
          <text:p/>
        </draw:connector>
        <draw:connector draw:style-name="gr2" draw:text-style-name="P1" draw:layer="layout" svg:x1="10.5cm" svg:y1="20cm" svg:x2="15.5cm" svg:y2="21.75cm" draw:start-shape="id5" draw:start-glue-point="2" draw:end-shape="id9" draw:end-glue-point="0" svg:d="m10500 20000v875h5000v8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rial Narrow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0T10:15:05</meta:creation-date>
    <dc:date>2011-07-10T10:22:57</dc:date>
    <meta:editing-duration>PT7M57S</meta:editing-duration>
    <meta:editing-cycles>1</meta:editing-cycles>
    <meta:document-statistic meta:object-count="16"/>
    <meta:generator>LibreOffice/3.3$Linux LibreOffice_project/330m19$Build-301</meta:generator>
  </office:meta>
</office:document-meta>
</file>